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6383" table:default-cell-style-name="ce8"/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0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00 Labas ryt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Gero ūpo!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Tarp Rytų ir Vakarų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Bėdų turgu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Dar širdyje ne sutema. 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  Gimin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  Ančiukų istorij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Švelnusis Ben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Kaprio sal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Diagnozė. Žmogžudys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30 Šiandien. Aktualijų laid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Keliai. Mašinos. Žmon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25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10 Redakc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4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5 Trys milijon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Vakaro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5 Katynė. Istorinė drama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00 Labas ryt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Mūsų dienos kaip šventė 9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Ant svarstyklių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Keliai. Mašinos. Žmonės.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Dar širdyje ne sute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Gimin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Ančiukų istorij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Kaprio sal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Diagnozė. Žmogžudys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30 Šiandien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Gamtos patruli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45 Klausimėl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25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10 Versij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4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5 Dingę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Vakaro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5 Specialioji jūrų policijos tarnyb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 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2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00 Labas ryt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9.00 Triumfo arka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Toks gyvenimas su Zita Kelmickaite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Gamtos patruli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45 Europos praktikant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Dar širdyje ne sute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Gimin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  Ančiukų istorij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Kaprio sal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Diagnozė. Žmogžudys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30 Šiandien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Tėvai ir vaik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25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10 Teisė žino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4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05 24 valandos. Triler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Vakaro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5  Erotiškoji Piero Paolo Pasolinio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rilogija. Dekameronas. Komiška drama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3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00 Labas ryt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Lietuvos tūkstantmečio vaikai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Negali būti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Forum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Tėvai ir vaikai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Dar širdyje ne sute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Gimin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Ančiukų istorij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Kaprio sal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Diagnozė. Žmogžudys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30 Šiandien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Nacionalinė paieškų tarnyb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25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10 Mūsų dienos kaip šven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Vakaro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5 Las Vegas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 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4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6.00 Labas ryt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Talentų ringas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Keliaukim!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Akirači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Nacionalinė paieškų tarnyb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Dar širdyje ne sute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  Giminė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  Ančiukų istorij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Neskubėk gyven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Kaprio sal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Diagnozė. Žmogžudys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Lietuvos tūkstantmečio vaikai. Žinių konkurs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25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10 Gero ūpo!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Holivudas slaptai.  Trileris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5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00 Gimtoji žem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30 Obano žvaigždžių lenktyninink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0 Normanas Normalus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15 Paslapčių sod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45 Aviukas Šon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50 Klonuoti vaikuči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Tele bim-bam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Puls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Negali būt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Surikatų nam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Kultūrų kryžkel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Mūsų miesteliai. Babt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00 Požiūr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10 Legend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10 Kultūr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Loterija "Tuzinas auksinių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30 Klausimėlis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6" office:value-type="string" calcext:value-type="string">
            <text:p>20.25 Loterija "Perl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Triumfo arka. Auksinio balso konkurs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Plastikos chirurgai.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 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6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TV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00 Kelias. Laida evangelikam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15 Šuniuko Bali nuotyki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30 Obano žvaigždžių lenktyninink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50 Normanas Normalus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15 Paslapčių sod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45 Aviukas Šonas.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50 Kaip nuostabiai šviečia mėnuli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Gustavo enciklop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Emigrant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Aušros Vartų Dievo Gailestingumo Motinos Globos atlaidai. Tiesioginė transliac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15 Klausimėlis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Auksinė Agatos Kristi kolekcija. Mis Marpl. Nemezidė. Detektyv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  Dardžilingo traukinys.Dokumentinis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Šventadienio minty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Žinio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7 Orai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10 (K)laidel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15 Gyvenimo rat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Be pykčio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Popietė su Algimantu Čekuoliu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Keliaukim! Kelionių laid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30 Stiliu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30 Bėdų turgu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30 Pano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45 Savait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15 Sukurtas Haroldas. Fantastinė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20 Legendos (k).</text:p>
          </table:table-cell>
          <table:table-cell table:number-columns-repeated="16383"/>
        </table:table-row>
        <table:table-row table:style-name="ro1" table:number-rows-repeated="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table:number-columns-spanned="2" table:number-rows-spanned="1"/>
          <table:covered-table-cell/>
          <table:table-cell table:number-columns-repeated="16382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9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2">
          <table:table-cell table:style-name="ce7"/>
          <table:table-cell table:number-columns-repeated="16383"/>
        </table:table-row>
        <table:table-row table:style-name="ro2" table:number-rows-repeated="2">
          <table:table-cell table:style-name="ce7"/>
          <table:table-cell table:number-columns-repeated="16383"/>
        </table:table-row>
        <table:table-row table:style-name="ro1" table:number-rows-repeated="2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8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90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61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8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7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3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91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5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31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3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3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4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0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2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3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4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1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1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0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 table:number-rows-repeated="10397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21:29:56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5:28.772000000</meta:creation-date>
    <dc:date>2023-10-31T21:32:57.206000000</dc:date>
    <meta:editing-duration>PT2H7M28S</meta:editing-duration>
    <meta:editing-cycles>7</meta:editing-cycles>
    <meta:generator>LibreOffice/7.6.2.1$Windows_X86_64 LibreOffice_project/56f7684011345957bbf33a7ee678afaf4d2ba333</meta:generator>
    <meta:document-statistic meta:table-count="1" meta:cell-count="164" meta:object-count="0"/>
  </office:meta>
</office:document-meta>
</file>